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ef8b" officeooo:paragraph-rsid="001fef8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ef8b" officeooo:paragraph-rsid="00219e4e" style:font-weight-asian="bold" style:font-weight-complex="bold"/>
    </style:style>
    <style:style style:name="P3" style:family="paragraph" style:parent-style-name="Standard">
      <style:text-properties fo:font-weight="bold" officeooo:rsid="001fef8b" officeooo:paragraph-rsid="001fef8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ef8b" officeooo:paragraph-rsid="001fef8b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梅來眼泣</text:p>
      <text:p text:style-name="P3"/>
      <text:section text:style-name="Sect1" text:name="Section1">
        <text:p text:style-name="P1">天堂有兩位絕世佳人</text:p>
        <text:p text:style-name="P1">巾幗不讓鬚眉</text:p>
        <text:p text:style-name="P1"/>
        <text:p text:style-name="P1">紅色的恐怖</text:p>
        <text:p text:style-name="P1">恫嚇不了後來人</text:p>
        <text:p text:style-name="P1">野火燒不盡</text:p>
        <text:p text:style-name="P1">春風吹又生</text:p>
        <text:p text:style-name="P1">只要還剩一片綠洲</text:p>
        <text:p text:style-name="P1">華夏終返沃土</text:p>
        <text:p text:style-name="P1"/>
        <text:p text:style-name="P1">只可惜</text:p>
        <text:p text:style-name="P1">英雄不懂這病毒</text:p>
        <text:p text:style-name="P1">帶走了幾代人的</text:p>
        <text:p text:style-name="P1">回憶和渴望</text:p>
        <text:p text:style-name="P1"/>
        <text:p text:style-name="P1">純真的人們</text:p>
        <text:p text:style-name="P1">舉杯送走二戰</text:p>
        <text:p text:style-name="P1">卻悄悄迎來了另一場</text:p>
        <text:p text:style-name="P1">進化的戰爭</text:p>
        <text:p text:style-name="P1">而這戰場</text:p>
        <text:p text:style-name="P1">在你我的大腦裡</text:p>
        <text:p text:style-name="P1">在子孫的紅色血液裡</text:p>
        <text:p text:style-name="P1"/>
        <text:p text:style-name="P1">希特勒的殘暴</text:p>
        <text:p text:style-name="P1">加速了世界的同盟</text:p>
        <text:p text:style-name="P1">而偽善的病毒</text:p>
        <text:p text:style-name="P1">韜光養晦</text:p>
        <text:p text:style-name="P1">潤物細無聲</text:p>
        <text:p text:style-name="P1">卻難以激起人類的免疫</text:p>
        <text:p text:style-name="P1">直至牠們發展到足夠強大</text:p>
        <text:p text:style-name="P1"/>
        <text:p text:style-name="P1">願此生</text:p>
        <text:p text:style-name="P1">能迎來梅花遍地開的日子</text:p>
        <text:p text:style-name="P1">那一天</text:p>
        <text:p text:style-name="P1">我定會熱淚盈眶</text:p>
        <text:p text:style-name="P1">嚎啕痛哭</text:p>
        <text:p text:style-name="P1">所有的痛苦 委屈</text:p>
        <text:p text:style-name="P1">都不負此生</text:p>
        <text:p text:style-name="P1"/>
        <text:p text:style-name="P1">當我們踏上天堂路時</text:p>
        <text:p text:style-name="P1">可以欣慰地告訴她們</text:p>
        <text:p text:style-name="P1">你們的努力我們沒有辜負</text:p>
        <text:p text:style-name="P1">英雄的熱血沒有白流</text:p>
        <text:p text:style-name="P1"/>
        <text:p text:style-name="P1"/>
        <text:p text:style-name="P2">我們銘記於心</text:p>
        <text:p text:style-name="P2">終生感恩</text:p>
        <text:p text:style-name="P2"/>
        <text:p text:style-name="P2">永遠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8:16:25.767185562</meta:creation-date>
    <dc:date>2022-02-03T19:36:19.477152436</dc:date>
    <meta:editing-duration>PT28M1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41" meta:word-count="262" meta:character-count="263" meta:non-whitespace-character-count="262"/>
  </office:meta>
</office:document-meta>
</file>